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ned_5f_WB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ned_WB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ned_5f_WB_5f_2014.csv" style:display-name="PageStyle_Underwater_Fish_Species_Threatened_WB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